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0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cm" fo:padding-bottom="0cm" fo:padding-left="0cm" fo:padding-right="0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cm" fo:padding-bottom="0cm" fo:padding-left="0cm" fo:padding-right="0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loext:graphic-properties draw:fill="none"/>
      <style:paragraph-properties fo:margin-top="0cm" fo:margin-bottom="0.4cm" fo:text-align="center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custom-shape draw:style-name="gr8" draw:text-style-name="P9" draw:layer="layout" svg:width="2cm" svg:height="2cm" svg:x="1.601cm" svg:y="1.099cm">
          <text:p text:style-name="P8"><text:span text:style-name="T2">MCP6002</text:span></text:p>
          <text:p text:style-name="P8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199cm" svg:height="2cm" svg:x="6.301cm" svg:y="1.1cm">
          <text:p text:style-name="P8"><text:span text:style-name="T1">P/P</text:span></text:p>
          <text:p text:style-name="P8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cm" svg:height="1.5cm" svg:x="3.103cm" svg:y="3.602cm">
          <text:p text:style-name="P5"><text:span text:style-name="T2">AP7343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line draw:style-name="gr1" draw:text-style-name="P4" draw:layer="layout" svg:x1="7.492cm" svg:y1="2.081cm" svg:x2="8.992cm" svg:y2="2.081cm">
          <text:p/>
        </draw:line>
        <draw:custom-shape draw:style-name="gr11" draw:text-style-name="P9" draw:layer="layout" svg:width="1.199cm" svg:height="2cm" svg:x="9.001cm" svg:y="1.101cm">
          <text:p text:style-name="P8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2">
          <svg:title>TexMaths</svg:title>
          <svg:desc>12§display§s(t)§svg§600§TRUE§</svg:desc>
          <draw:path draw:style-name="gr13" draw:text-style-name="P10" draw:layer="layout" svg:width="0.155cm" svg:height="0.189cm" svg:x="0.2cm" svg:y="1.681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13" draw:text-style-name="P10" draw:layer="layout" svg:width="0.096cm" svg:height="0.418cm" svg:x="0.418cm" svg:y="1.552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13" draw:text-style-name="P10" draw:layer="layout" svg:width="0.128cm" svg:height="0.267cm" svg:x="0.549cm" svg:y="1.603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13" draw:text-style-name="P10" draw:layer="layout" svg:width="0.096cm" svg:height="0.418cm" svg:x="0.715cm" svg:y="1.552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 draw:style-name="gr12">
          <svg:title>TexMaths</svg:title>
          <svg:desc>12§display§y(t)§svg§600§TRUE§</svg:desc>
          <draw:path draw:style-name="gr13" draw:text-style-name="P10" draw:layer="layout" svg:width="0.193cm" svg:height="0.271cm" svg:x="3.7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13" draw:text-style-name="P10" draw:layer="layout" svg:width="0.096cm" svg:height="0.418cm" svg:x="3.9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13" draw:text-style-name="P10" draw:layer="layout" svg:width="0.128cm" svg:height="0.267cm" svg:x="4.0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13" draw:text-style-name="P10" draw:layer="layout" svg:width="0.096cm" svg:height="0.418cm" svg:x="4.2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 draw:style-name="gr12">
          <svg:title>TexMaths</svg:title>
          <svg:desc>12§display§c(i)§svg§600§TRUE§</svg:desc>
          <draw:path draw:style-name="gr13" draw:text-style-name="P10" draw:layer="layout" svg:width="0.163cm" svg:height="0.189cm" svg:x="7.603cm" svg:y="1.684cm" svg:viewBox="0 0 164 190" svg:d="M164 141c0-2-2-6-5-6-2 0-3 2-6 5-33 41-79 41-84 41-26 0-38-21-38-46 0-16 9-57 23-83 13-24 36-42 60-42 14 0 30 4 36 16-7 0-13 0-19 6s-8 14-8 17c0 10 8 14 16 14 12 0 24-10 24-27 0-20-20-36-50-36-57 0-113 60-113 120 0 37 25 70 68 70 60 0 96-44 96-49z">
            <text:p/>
          </draw:path>
          <draw:path draw:style-name="gr13" draw:text-style-name="P10" draw:layer="layout" svg:width="0.096cm" svg:height="0.417cm" svg:x="7.821cm" svg:y="1.556cm" svg:viewBox="0 0 97 418" svg:d="M97 413c0-1-1-1-1-2-44-34-73-118-73-185 0-11 0-23 0-34 0-67 29-151 73-185 0-1 1-1 1-2 0-3-2-5-4-5-1 0-2 0-3 1-46 35-90 119-90 191 0 11 0 23 0 34 0 72 44 156 90 191 1 1 2 1 3 1 2 0 4-2 4-5z">
            <text:p/>
          </draw:path>
          <draw:path draw:style-name="gr13" draw:text-style-name="P10" draw:layer="layout" svg:width="0.11cm" svg:height="0.282cm" svg:x="7.954cm" svg:y="1.592cm" svg:viewBox="0 0 111 283" svg:d="M108 16c0-9-6-16-16-16-12 0-23 12-23 23 0 8 6 15 16 15s23-9 23-22zM111 218c0-5-3-5-4-5-5 0-5 3-8 9-7 26-21 51-41 51-8 0-11-4-11-13 0-11 2-17 12-42 5-15 11-30 16-44 5-12 5-14 10-24 2-9 5-15 5-23 0-19-13-35-35-35-38 0-55 61-55 65 0 5 3 3 5 5 5 0 5-2 7-9 11-39 29-51 42-51 4 0 11 0 11 13 0 10-3 18-5 22-2 10-22 59-29 77-3 11-9 26-9 34 0 20 14 35 34 35 40 0 55-61 55-65z">
            <text:p/>
          </draw:path>
          <draw:path draw:style-name="gr13" draw:text-style-name="P10" draw:layer="layout" svg:width="0.096cm" svg:height="0.417cm" svg:x="8.111cm" svg:y="1.556cm" svg:viewBox="0 0 97 418" svg:d="M97 226c0-11 0-23 0-34 0-72-44-156-90-191-1-1-1-1-2-1-3 0-5 2-5 5 0 1 1 1 1 2 45 34 73 118 73 185 0 11 0 23 0 34 0 67-28 151-73 185 0 1-1 1-1 2 0 3 2 5 5 5 1 0 1 0 2-1 46-35 90-119 90-191z">
            <text:p/>
          </draw:path>
        </draw:g>
        <draw:g draw:style-name="gr12">
          <svg:title>TexMaths</svg:title>
          <svg:desc>12§display§x(i)§svg§600§TRUE§</svg:desc>
          <draw:path draw:style-name="gr13" draw:text-style-name="P10" draw:layer="layout" svg:width="0.209cm" svg:height="0.189cm" svg:x="10.304cm" svg:y="1.682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13" draw:text-style-name="P10" draw:layer="layout" svg:width="0.097cm" svg:height="0.418cm" svg:x="10.575cm" svg:y="1.553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13" draw:text-style-name="P10" draw:layer="layout" svg:width="0.109cm" svg:height="0.282cm" svg:x="10.709cm" svg:y="1.5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13" draw:text-style-name="P10" draw:layer="layout" svg:width="0.096cm" svg:height="0.418cm" svg:x="10.866cm" svg:y="1.553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 draw:style-name="gr12">
          <svg:title>TexMaths</svg:title>
          <svg:desc>12§display§\mathbfit{X}(j)§svg§600§TRUE§</svg:desc>
          <draw:path draw:style-name="gr13" draw:text-style-name="P10" draw:layer="layout" svg:width="0.384cm" svg:height="0.288cm" svg:x="14.205cm" svg:y="1.579cm" svg:viewBox="0 0 385 289" svg:d="M385 7c0-2-2-7-9-7-14 0-31 1-45 1-19 0-37-1-55-1-4 0-12 0-12 12 0 7 7 7 10 7 13 1 24 5 25 5-26 26-53 53-80 79-13-27-25-54-38-80 3-1 17-4 24-4 5 0 12 0 12-11 0-6-4-8-9-8-21 0-43 1-64 1-10 0-19 0-29 0s-19-1-30-1c-4 0-11 0-11 12 0 7 5 7 17 7 6 0 11 0 17 1 6 2 6 2 8 6 20 41 39 82 59 122-36 35-71 70-107 105-7 7-15 15-52 15-9 0-16 0-16 12 0 4 2 9 8 9 11 0 36-2 47-2 18 1 36 1 54 2 4 0 12 0 12-12 0-9-7-9-11-9-8 0-17-1-25-3 33-33 66-66 98-99 16 34 32 67 48 100-8 1-14 2-25 2-4 0-12 0-12 12 0 1 0 9 10 9 21-1 42-1 63-2 10 0 20 0 30 0s19 2 29 2c3 0 12 0 12-12 0-9-6-9-17-9-6 0-10 0-17 0-6-1-6-1-9-7-22-46-44-93-66-139 18-18 37-37 55-55 9-9 17-18 26-26 17-16 22-21 66-22 7 0 9-11 9-12z">
            <text:p/>
          </draw:path>
          <draw:path draw:style-name="gr13" draw:text-style-name="P10" draw:layer="layout" svg:width="0.096cm" svg:height="0.418cm" svg:x="14.643cm" svg:y="1.553cm" svg:viewBox="0 0 97 419" svg:d="M97 414c0-1 0-2-1-3-43-33-73-116-73-183 0-12 0-24 0-36 0-67 30-151 73-184 1-1 1-2 1-3 0-3-1-5-4-5-1 0-1 1-2 1-47 35-91 119-91 191 0 12 0 24 0 36 0 71 44 155 91 190 1 0 1 1 2 1 3 0 4-2 4-5z">
            <text:p/>
          </draw:path>
          <draw:path draw:style-name="gr13" draw:text-style-name="P10" draw:layer="layout" svg:width="0.171cm" svg:height="0.363cm" svg:x="14.76cm" svg:y="1.59cm" svg:viewBox="0 0 172 364" svg:d="M172 14c0-7-6-14-15-14-11 0-23 10-23 22 0 8 6 15 16 15 11 0 22-11 22-23zM157 131c0-24-18-39-38-39-44 0-67 61-67 65 0 3 3 2 4 3 4 0 4 0 7-8 11-25 30-51 54-51 5 0 14 2 14 19 0 11-2 14-4 21-13 53-26 105-40 157-7 32-27 56-51 56-2 0-8 0-17-3 13-4 19-15 19-23 0-6-4-14-15-14s-23 8-23 24 17 26 37 26c29 0 68-23 79-65 13-51 26-102 39-153 2-8 2-14 2-15z">
            <text:p/>
          </draw:path>
          <draw:path draw:style-name="gr13" draw:text-style-name="P10" draw:layer="layout" svg:width="0.096cm" svg:height="0.418cm" svg:x="14.968cm" svg:y="1.553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4-04-22T21:23:17.393763641</dc:date>
    <dc:creator>Łukasz Dróżdż</dc:creator>
    <meta:editing-duration>PT1H20M15S</meta:editing-duration>
    <meta:editing-cycles>20</meta:editing-cycles>
    <meta:generator>LibreOffice/24.2.0.3$Linux_X86_64 LibreOffice_project/420$Build-3</meta:generator>
    <meta:document-statistic meta:object-count="44"/>
  </office:meta>
</office:document-meta>
</file>